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0000000CA3A53FF62F895ECB9.png" manifest:media-type="image/png"/>
  <manifest:file-entry manifest:full-path="Pictures/10000201000002F0000000CA9ECC3D7C752D7D17.png" manifest:media-type="image/png"/>
  <manifest:file-entry manifest:full-path="Pictures/10000201000002F0000000CB96D153388917F277.png" manifest:media-type="image/png"/>
  <manifest:file-entry manifest:full-path="Pictures/10000201000002F0000000CBD49E8E77ACAC6858.png" manifest:media-type="image/png"/>
  <manifest:file-entry manifest:full-path="Pictures/10000201000002F0000000CA1718430748EC09F9.png" manifest:media-type="image/png"/>
  <manifest:file-entry manifest:full-path="Pictures/10000201000002F0000000CAD87EDDE10822C436.png" manifest:media-type="image/png"/>
  <manifest:file-entry manifest:full-path="Pictures/10000201000002F0000000CB259A2813BFD303A0.png" manifest:media-type="image/png"/>
  <manifest:file-entry manifest:full-path="Pictures/10000201000002F0000000CA15C9652322C73402.png" manifest:media-type="image/png"/>
  <manifest:file-entry manifest:full-path="Pictures/10000201000002F0000000CAA2AF61E3B65E2B71.png" manifest:media-type="image/png"/>
  <manifest:file-entry manifest:full-path="Pictures/10000201000002F0000000CA5BE096E2FED96852.png" manifest:media-type="image/png"/>
  <manifest:file-entry manifest:full-path="Pictures/10000201000002F0000000CA42DAD79022ABA367.png" manifest:media-type="image/png"/>
  <manifest:file-entry manifest:full-path="Pictures/10000201000002F0000000CA6E1E50983D8C8C16.png" manifest:media-type="image/png"/>
  <manifest:file-entry manifest:full-path="Pictures/10000201000002F0000000CB649561D04C8B132C.png" manifest:media-type="image/png"/>
  <manifest:file-entry manifest:full-path="Pictures/10000201000002F0000000CB30E677EE1D9A8E5C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0b9c1c" officeooo:paragraph-rsid="000b9c1c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0de03e" officeooo:paragraph-rsid="000de03e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officeooo:rsid="000de03e" officeooo:paragraph-rsid="000de03e" style:font-size-asian="8pt" style:font-size-complex="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Arial" officeooo:rsid="000b9c1c" officeooo:paragraph-rsid="000b9c1c"/>
    </style:style>
    <style:style style:name="P5" style:family="paragraph" style:parent-style-name="Text_20_body">
      <style:paragraph-properties fo:text-align="center" style:justify-single-word="false"/>
      <style:text-properties style:font-name="Arial" fo:font-size="16pt" officeooo:rsid="001e86c9" officeooo:paragraph-rsid="0017917d" style:font-size-asian="16pt" style:font-size-complex="16pt"/>
    </style:style>
    <style:style style:name="P6" style:family="paragraph" style:parent-style-name="Text_20_body">
      <style:paragraph-properties fo:text-align="center" style:justify-single-word="false"/>
      <style:text-properties officeooo:rsid="0012444d" officeooo:paragraph-rsid="0017917d"/>
    </style:style>
    <style:style style:name="P7" style:family="paragraph" style:parent-style-name="Text_20_body">
      <style:paragraph-properties fo:text-align="end" style:justify-single-word="false"/>
      <style:text-properties officeooo:rsid="0012444d" officeooo:paragraph-rsid="0017917d"/>
    </style:style>
    <style:style style:name="P8" style:family="paragraph" style:parent-style-name="Text_20_body">
      <style:text-properties officeooo:paragraph-rsid="0017917d"/>
    </style:style>
    <style:style style:name="P9" style:family="paragraph" style:parent-style-name="Subtitle">
      <style:text-properties officeooo:paragraph-rsid="0017917d"/>
    </style:style>
    <style:style style:name="P10" style:family="paragraph" style:parent-style-name="Heading_20_1">
      <style:paragraph-properties fo:text-align="center" style:justify-single-word="false"/>
      <style:text-properties style:font-name="Verdana" fo:font-size="32pt" fo:font-weight="normal" officeooo:paragraph-rsid="0017917d" style:font-size-asian="32pt" style:font-weight-asian="normal" style:font-size-complex="32pt" style:font-weight-complex="normal"/>
    </style:style>
    <style:style style:name="T1" style:family="text">
      <style:text-properties fo:font-size="10pt" officeooo:rsid="0012444d" style:font-size-asian="10pt" style:font-size-complex="10pt"/>
    </style:style>
    <style:style style:name="T2" style:family="text">
      <style:text-properties officeooo:rsid="001791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lavko Zagorac</text:p>
      <text:p text:style-name="P7"/>
      <text:p text:style-name="P7"/>
      <text:h text:style-name="P10" text:outline-level="1"/>
      <text:h text:style-name="P10" text:outline-level="1"/>
      <text:h text:style-name="P10" text:outline-level="1">Ukodus</text:h>
      <text:p text:style-name="P9"><text:span text:style-name="T1"><text:line-break/></text:span><text:span text:style-name="T2">Cello</text:span></text:p>
      <text:p text:style-name="P8"/>
      <text:p text:style-name="P5">(For Information Only)</text:p>
      <text:p text:style-name="P4"/>
      <text:p text:style-name="P1"><draw:frame draw:style-name="fr1" draw:name="Image2" text:anchor-type="paragraph" svg:x="-0.813cm" svg:y="5.198cm" svg:width="18.613cm" svg:height="5.022cm" draw:z-index="10"><draw:image xlink:href="Pictures/10000201000002F0000000CB30E677EE1D9A8E5C.png" xlink:type="simple" xlink:show="embed" xlink:actuate="onLoad"/></draw:frame><draw:frame draw:style-name="fr1" draw:name="Image3" text:anchor-type="paragraph" svg:x="-0.813cm" svg:y="10.38cm" svg:width="18.628cm" svg:height="5.004cm" draw:z-index="13"><draw:image xlink:href="Pictures/10000201000002F0000000CAD87EDDE10822C436.png" xlink:type="simple" xlink:show="embed" xlink:actuate="onLoad"/></draw:frame><draw:frame draw:style-name="fr1" draw:name="Image4" text:anchor-type="paragraph" svg:x="-0.794cm" svg:y="15.58cm" svg:width="18.609cm" svg:height="4.999cm" draw:z-index="9"><draw:image xlink:href="Pictures/10000201000002F0000000CA5BE096E2FED96852.png" xlink:type="simple" xlink:show="embed" xlink:actuate="onLoad"/></draw:frame><draw:frame draw:style-name="fr1" draw:name="Image5" text:anchor-type="paragraph" svg:x="-0.808cm" svg:y="20.742cm" svg:width="18.623cm" svg:height="5.002cm" draw:z-index="11"><draw:image xlink:href="Pictures/10000201000002F0000000CA15C9652322C73402.png" xlink:type="simple" xlink:show="embed" xlink:actuate="onLoad"/></draw:frame><draw:frame draw:style-name="fr1" draw:name="Image1" text:anchor-type="paragraph" svg:x="-0.813cm" svg:y="0.028cm" svg:width="18.628cm" svg:height="5.027cm" draw:z-index="0"><draw:image xlink:href="Pictures/10000201000002F0000000CB259A2813BFD303A0.png" xlink:type="simple" xlink:show="embed" xlink:actuate="onLoad"/></draw:frame></text:p>
      <text:p text:style-name="P3"><text:soft-page-break/>2</text:p>
      <text:p text:style-name="P2"><draw:frame draw:style-name="fr1" draw:name="Image7" text:anchor-type="paragraph" svg:x="-0.885cm" svg:y="5.184cm" svg:width="18.766cm" svg:height="5.066cm" draw:z-index="1"><draw:image xlink:href="Pictures/10000201000002F0000000CB649561D04C8B132C.png" xlink:type="simple" xlink:show="embed" xlink:actuate="onLoad"/></draw:frame><draw:frame draw:style-name="fr1" draw:name="Image6" text:anchor-type="paragraph" svg:x="-0.847cm" svg:y="0cm" svg:width="18.662cm" svg:height="5.013cm" draw:z-index="12"><draw:image xlink:href="Pictures/10000201000002F0000000CA9ECC3D7C752D7D17.png" xlink:type="simple" xlink:show="embed" xlink:actuate="onLoad"/></draw:frame><draw:frame draw:style-name="fr1" draw:name="Image8" text:anchor-type="paragraph" svg:x="-0.885cm" svg:y="10.416cm" svg:width="18.733cm" svg:height="5.055cm" draw:z-index="5"><draw:image xlink:href="Pictures/10000201000002F0000000CB96D153388917F277.png" xlink:type="simple" xlink:show="embed" xlink:actuate="onLoad"/></draw:frame><draw:frame draw:style-name="fr1" draw:name="Image9" text:anchor-type="paragraph" svg:x="-0.863cm" svg:y="15.602cm" svg:width="18.755cm" svg:height="5.038cm" draw:z-index="2"><draw:image xlink:href="Pictures/10000201000002F0000000CA1718430748EC09F9.png" xlink:type="simple" xlink:show="embed" xlink:actuate="onLoad"/></draw:frame><draw:frame draw:style-name="fr1" draw:name="Image10" text:anchor-type="paragraph" svg:x="-0.841cm" svg:y="20.759cm" svg:width="18.733cm" svg:height="5.032cm" draw:z-index="6"><draw:image xlink:href="Pictures/10000201000002F0000000CA6E1E50983D8C8C16.png" xlink:type="simple" xlink:show="embed" xlink:actuate="onLoad"/></draw:frame></text:p>
      <text:p text:style-name="P1"/>
      <text:p text:style-name="P3"><text:soft-page-break/>3</text:p>
      <text:p text:style-name="P1"><draw:frame draw:style-name="fr1" draw:name="Image13" text:anchor-type="paragraph" svg:x="-0.723cm" svg:y="10.416cm" svg:width="18.498cm" svg:height="4.992cm" draw:z-index="3"><draw:image xlink:href="Pictures/10000201000002F0000000CBD49E8E77ACAC6858.png" xlink:type="simple" xlink:show="embed" xlink:actuate="onLoad"/></draw:frame><draw:frame draw:style-name="fr1" draw:name="Image14" text:anchor-type="paragraph" svg:x="-0.699cm" svg:y="15.591cm" svg:width="18.464cm" svg:height="4.96cm" draw:z-index="4"><draw:image xlink:href="Pictures/10000201000002F0000000CA42DAD79022ABA367.png" xlink:type="simple" xlink:show="embed" xlink:actuate="onLoad"/></draw:frame><draw:frame draw:style-name="fr1" draw:name="Image12" text:anchor-type="paragraph" svg:x="-0.741cm" svg:y="5.292cm" svg:width="18.531cm" svg:height="4.978cm" draw:z-index="8"><draw:image xlink:href="Pictures/10000201000002F0000000CA3A53FF62F895ECB9.png" xlink:type="simple" xlink:show="embed" xlink:actuate="onLoad"/></draw:frame><draw:frame draw:style-name="fr1" draw:name="Image11" text:anchor-type="paragraph" svg:x="-0.674cm" svg:y="0.051cm" svg:width="18.464cm" svg:height="4.96cm" draw:z-index="7"><draw:image xlink:href="Pictures/10000201000002F0000000CAA2AF61E3B65E2B7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avko Zagorac</meta:initial-creator>
    <meta:creation-date>2017-03-09T08:50:22.317232000</meta:creation-date>
    <dc:date>2018-09-25T09:04:55.333108533</dc:date>
    <dc:creator>Slavko Zagorac</dc:creator>
    <meta:editing-duration>PT24M20S</meta:editing-duration>
    <meta:editing-cycles>7</meta:editing-cycles>
    <meta:generator>LibreOffice/5.3.7.2$MacOSX_X86_64 LibreOffice_project/6b8ed514a9f8b44d37a1b96673cbbdd077e24059</meta:generator>
    <meta:document-statistic meta:table-count="0" meta:image-count="14" meta:object-count="0" meta:page-count="4" meta:paragraph-count="6" meta:word-count="9" meta:character-count="50" meta:non-whitespace-character-count="46"/>
  </office:meta>
</office:document-meta>
</file>